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64a" officeooo:paragraph-rsid="0004964a"/>
    </style:style>
    <style:style style:name="P2" style:family="paragraph" style:parent-style-name="Standard">
      <style:text-properties officeooo:rsid="0004cb9f" officeooo:paragraph-rsid="0004cb9f"/>
    </style:style>
    <style:style style:name="P3" style:family="paragraph" style:parent-style-name="Standard">
      <style:text-properties fo:font-weight="bold" officeooo:rsid="0004964a" officeooo:paragraph-rsid="000496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964a" officeooo:paragraph-rsid="000496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4964a" officeooo:paragraph-rsid="000a725f" style:font-weight-asian="bold" style:font-weight-complex="bold"/>
    </style:style>
    <style:style style:name="P6" style:family="paragraph" style:parent-style-name="Standard">
      <style:text-properties fo:font-weight="bold" officeooo:rsid="0004cb9f" officeooo:paragraph-rsid="0004cb9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a725f" officeooo:paragraph-rsid="000a725f" style:font-weight-asian="normal" style:font-weight-complex="normal"/>
    </style:style>
    <style:style style:name="P8" style:family="paragraph" style:parent-style-name="Standard" style:list-style-name="L1">
      <style:text-properties officeooo:rsid="0004964a" officeooo:paragraph-rsid="0004964a"/>
    </style:style>
    <style:style style:name="P9" style:family="paragraph" style:parent-style-name="Standard" style:list-style-name="L1">
      <style:text-properties officeooo:rsid="0004cb9f" officeooo:paragraph-rsid="0004cb9f"/>
    </style:style>
    <style:style style:name="P10" style:family="paragraph" style:parent-style-name="Standard" style:list-style-name="L2">
      <style:text-properties officeooo:rsid="0004cb9f" officeooo:paragraph-rsid="0004cb9f"/>
    </style:style>
    <style:style style:name="P11" style:family="paragraph" style:parent-style-name="Standard" style:list-style-name="L2">
      <style:text-properties officeooo:rsid="0004cb9f" officeooo:paragraph-rsid="00065dfd"/>
    </style:style>
    <style:style style:name="P12" style:family="paragraph" style:parent-style-name="Standard" style:list-style-name="L3">
      <style:text-properties officeooo:rsid="0004cb9f" officeooo:paragraph-rsid="0004cb9f"/>
    </style:style>
    <style:style style:name="P13" style:family="paragraph" style:parent-style-name="Standard" style:list-style-name="L4">
      <style:text-properties officeooo:rsid="0004cb9f" officeooo:paragraph-rsid="0004cb9f"/>
    </style:style>
    <style:style style:name="P14" style:family="paragraph" style:parent-style-name="Standard" style:list-style-name="L2">
      <style:text-properties officeooo:rsid="00084dde" officeooo:paragraph-rsid="00084dde"/>
    </style:style>
    <style:style style:name="P15" style:family="paragraph" style:parent-style-name="Standard" style:list-style-name="L5">
      <style:text-properties officeooo:rsid="00084dde" officeooo:paragraph-rsid="000923cd"/>
    </style:style>
    <style:style style:name="P16" style:family="paragraph" style:parent-style-name="Standard" style:list-style-name="L3">
      <style:text-properties officeooo:rsid="00065dfd" officeooo:paragraph-rsid="00065dfd"/>
    </style:style>
    <style:style style:name="P17" style:family="paragraph" style:parent-style-name="Standard" style:list-style-name="L3">
      <style:text-properties fo:font-style="normal" officeooo:rsid="00065dfd" officeooo:paragraph-rsid="00065dfd" style:font-style-asian="normal" style:font-style-complex="normal"/>
    </style:style>
    <style:style style:name="P18" style:family="paragraph" style:parent-style-name="Standard" style:list-style-name="L5">
      <style:text-properties fo:font-weight="normal" officeooo:rsid="0004cb9f" officeooo:paragraph-rsid="0004cb9f" style:font-weight-asian="normal" style:font-weight-complex="normal"/>
    </style:style>
    <style:style style:name="P19" style:family="paragraph" style:parent-style-name="Standard" style:list-style-name="L5">
      <style:text-properties officeooo:rsid="00086a63" officeooo:paragraph-rsid="000923cd"/>
    </style:style>
    <style:style style:name="T1" style:family="text">
      <style:text-properties officeooo:rsid="0004cb9f"/>
    </style:style>
    <style:style style:name="T2" style:family="text">
      <style:text-properties officeooo:rsid="00065df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84dde"/>
    </style:style>
    <style:style style:name="T8" style:family="text">
      <style:text-properties officeooo:rsid="000923cd"/>
    </style:style>
    <style:style style:name="T9" style:family="text">
      <style:text-properties officeooo:rsid="000e6e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TFPR-CM DACOM Engenharia de Software</text:p>
      <text:p text:style-name="P7">Autor: Ana Carolina Frozza </text:p>
      <text:p text:style-name="P5"/>
      <text:p text:style-name="P4">Script do Processo PSP0.<text:span text:style-name="T9">1</text:span></text:p>
      <text:p text:style-name="P1"/>
      <text:p text:style-name="P3">Critério de entrada:</text:p>
      <text:list xml:id="list2939748149" text:style-name="L1">
        <text:list-item>
          <text:p text:style-name="P8">Descrição do problema: </text:p>
          <text:list>
            <text:list-item>
              <text:p text:style-name="P8"/>
            </text:list-item>
          </text:list>
        </text:list-item>
        <text:list-item>
          <text:p text:style-name="P8">Formulário de resumo de Planejamento de Projeto PSP0.<text:span text:style-name="T9">1</text:span>: </text:p>
        </text:list-item>
        <text:list-item>
          <text:p text:style-name="P8">Registro de Tempo: </text:p>
          <text:list>
            <text:list-item>
              <text:p text:style-name="P9"/>
            </text:list-item>
          </text:list>
        </text:list-item>
        <text:list-item>
          <text:p text:style-name="P8">Registro de Erros: </text:p>
        </text:list-item>
        <text:list-item>
          <text:p text:style-name="P8">Padrão de tipos de Erro: </text:p>
        </text:list-item>
      </text:list>
      <text:p text:style-name="P2"/>
      <text:p text:style-name="P6">Planejamento:</text:p>
      <text:list xml:id="list1592512466" text:style-name="L2">
        <text:list-item>
          <text:p text:style-name="P10">Produzir ou obter requisitos: </text:p>
        </text:list-item>
        <text:list-item>
          <text:p text:style-name="P10">Garantir que os requisitos estão claros e sem ambiguidade:</text:p>
        </text:list-item>
        <text:list-item>
          <text:p text:style-name="P10">Resolver qualquer questão quanto aos requisito<text:span text:style-name="T2">s: </text:span></text:p>
        </text:list-item>
        <text:list-item>
          <text:p text:style-name="P10">Estimar o tempo necessário para o planejamento: </text:p>
        </text:list-item>
        <text:list-item>
          <text:p text:style-name="P10">Fazer sua melhor estimativa do tempo necessário para desenvolver o <text:span text:style-name="T2">programa: </text:span></text:p>
        </text:list-item>
        <text:list-item>
          <text:p text:style-name="P11">Preencher dados de planejamento no formulário de Planejamento de Projeto: </text:p>
        </text:list-item>
        <text:list-item>
          <text:p text:style-name="P10">Completar o registro de tempo: </text:p>
        </text:list-item>
        <text:list-item>
          <text:p text:style-name="P10">Preencher os dados de tempo estimado/planejado no formulário de Resumo de Planejamento de Projeto: </text:p>
        </text:list-item>
      </text:list>
      <text:p text:style-name="P2"/>
      <text:p text:style-name="P6">Desenvolvimento:</text:p>
      <text:list xml:id="list1190719486" text:style-name="L3">
        <text:list-item>
          <text:p text:style-name="P12">Projetar o Programa: </text:p>
        </text:list-item>
        <text:list-item>
          <text:p text:style-name="P12">Implementar Projeto: </text:p>
        </text:list-item>
        <text:list-item>
          <text:p text:style-name="P12">Compilar o programa, consertar e registrar todos os erros encontrados: </text:p>
        </text:list-item>
        <text:list-item>
          <text:p text:style-name="P12">Testar o programa, consertar e registrar todos os erros encontrados: </text:p>
        </text:list-item>
        <text:list-item>
          <text:p text:style-name="P12">Completar o registro de tempo: </text:p>
        </text:list-item>
      </text:list>
      <text:p text:style-name="P2"/>
      <text:p text:style-name="P6">Encerramento:</text:p>
      <text:list xml:id="list3154036155" text:style-name="L4">
        <text:list-item>
          <text:p text:style-name="P13">Completar o formulário de Resumo de Planejamento de Projeto com os dados de tempo efetivo, erros e tamanho: </text:p>
        </text:list-item>
      </text:list>
      <text:p text:style-name="P1"/>
      <text:p text:style-name="P6">Critérios de Saída:</text:p>
      <text:list xml:id="list1608848730" text:style-name="L5">
        <text:list-item>
          <text:p text:style-name="P18">Programa rigorosamente testado: </text:p>
        </text:list-item>
        <text:list-item>
          <text:p text:style-name="P18">Formulário de Resumo de Planejamento de Projeto preenchido com dados estimados e efetivos: </text:p>
        </text:list-item>
        <text:list-item>
          <text:p text:style-name="P18">Registro de Tempo completo: </text:p>
        </text:list-item>
        <text:list-item>
          <text:p text:style-name="P18">Registro de Erros completo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11:25.991105674</meta:creation-date>
    <dc:date>2019-03-25T17:07:08.150979652</dc:date>
    <meta:editing-duration>PT19M4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33" meta:word-count="207" meta:character-count="1303" meta:non-whitespace-character-count="1129"/>
  </office:meta>
</office:document-meta>
</file>